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7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Title-Slide" presentation:presentation-page-layout-name="Master1-PPL1" draw:id="Slide-256">
        <draw:frame draw:id="id282" presentation:style-name="a684" draw:name="Title 1" svg:x="1.64815in" svg:y="2.62963in" svg:width="8.49402in" svg:height="1.80042in" presentation:class="title" presentation:placeholder="false">
          <draw:text-box>
            <text:p text:style-name="a683" text:class-names="" text:cond-style-name=""><text:span text:style-name="a682" text:class-names="">deepTest</text:span></text:p>
          </draw:text-box>
          <svg:title/>
          <svg:desc/>
        </draw:frame>
        <draw:frame draw:id="id283" presentation:style-name="a688" draw:name="Subtitle 2" svg:x="1.64815in" svg:y="4.43004in" svg:width="8.49402in" svg:height="1.19958in" presentation:class="subtitle" presentation:placeholder="false">
          <draw:text-box>
            <text:p text:style-name="a687" text:class-names="" text:cond-style-name=""><text:span text:style-name="a685" text:class-names="">Приложение за анализ на невронни мрежи</text:span><text:span text:style-name="a686" text:class-names=""/></text:p>
          </draw:text-box>
          <svg:title/>
          <svg:desc/>
        </draw:frame>
      </draw:page>
      <draw:page draw:name="Slide2" draw:style-name="a689" draw:master-page-name="Master1-Layout2-obj-Title-and-Content" presentation:presentation-page-layout-name="Master1-PPL2" draw:id="Slide-257">
        <draw:frame draw:id="id284" presentation:style-name="a693" draw:name="Title 1" svg:x="0.74074in" svg:y="0.66667in" svg:width="9.40143in" svg:height="1.44444in" presentation:class="title" presentation:placeholder="false">
          <draw:text-box>
            <text:p text:style-name="a692" text:class-names="" text:cond-style-name=""><text:span text:style-name="a690" text:class-names="">Идея</text:span><text:span text:style-name="a691" text:class-names=""/></text:p>
          </draw:text-box>
          <svg:title/>
          <svg:desc/>
        </draw:frame>
        <draw:frame draw:id="id285" presentation:style-name="a718" draw:name="Content Placeholder 2" svg:x="0.74074in" svg:y="2.36285in" svg:width="9.40143in" svg:height="4.24406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4" text:class-names="">Уеб приложение показващо някои интересни характеристики по зададена невронна мрежа.</text:span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Линейни региони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Функция на автокорелация(</text:span><text:span text:style-name="a705" text:class-names="">ACF)</text:span></text:p>
              </text:list-item>
            </text:list>
            <text:list text:style-name="a711">
              <text:list-item>
                <text:p text:style-name="a710" text:class-names="" text:cond-style-name=""><text:span text:style-name="a708" text:class-names="">Значимост на входните данни</text:span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3" draw:style-name="a719" draw:master-page-name="Master1-Layout2-obj-Title-and-Content" presentation:presentation-page-layout-name="Master1-PPL2" draw:id="Slide-258">
        <draw:frame draw:id="id286" presentation:style-name="a723" draw:name="Title 1" svg:x="0.74074in" svg:y="0.66667in" svg:width="9.40143in" svg:height="1.44444in" presentation:class="title" presentation:placeholder="false">
          <draw:text-box>
            <text:p text:style-name="a722" text:class-names="" text:cond-style-name=""><text:span text:style-name="a720" text:class-names="">Реализация</text:span><text:span text:style-name="a721" text:class-names=""/></text:p>
          </draw:text-box>
          <svg:title/>
          <svg:desc/>
        </draw:frame>
        <draw:frame draw:id="id287" presentation:style-name="a742" draw:name="Content Placeholder 2" svg:x="0.74074in" svg:y="2.36285in" svg:width="9.40143in" svg:height="4.24406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Езици за програмиране: JavaScript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Библиотеки: TensorFlow (за обработка на невронни мрежи), React.js (за уеб дизайн)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Инструменти за разработка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Tensorflow.js – Позволява нужните изчисления при работа с приложението да се осъществяват само в браузъра на потребителя, отстранявайки нуждата от външни сървъри.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React.js - Улеснява управлението на приложението и позволява ефективното му разделяне на подмодули.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/6/2025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3/6/2025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7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8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3/6/2025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7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8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3/6/2025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3/6/2025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11">
      <draw:g draw:name="Group 9" draw:id="id81">
        <svg:title/>
        <svg:desc/>
        <draw:connector draw:type="line" svg:x1="10.24826in" svg:y1="0in" svg:x2="11.5816in" svg:y2="7.5in" draw:id="id90" draw:layer="Master1-bg" draw:style-name="a270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1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Click to edit Master title styl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3/6/2025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le-Only" style:page-layout-name="pageLayout1" draw:style-name="a280">
      <draw:g draw:name="Group 5" draw:id="id100">
        <svg:title/>
        <svg:desc/>
        <draw:connector draw:type="line" svg:x1="10.24826in" svg:y1="0in" svg:x2="11.5816in" svg:y2="7.5in" draw:id="id105" draw:layer="Master1-bg" draw:style-name="a297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7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3/6/2025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Blank" style:page-layout-name="pageLayout1" draw:style-name="a307">
      <draw:g draw:name="Group 4" draw:id="id115">
        <svg:title/>
        <svg:desc/>
        <draw:connector draw:type="line" svg:x1="10.24826in" svg:y1="0in" svg:x2="11.5816in" svg:y2="7.5in" draw:id="id119" draw:layer="Master1-bg" draw:style-name="a320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6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3/6/2025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3/6/2025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ck icon to add pictur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3/6/2025</text:date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le-and-Captio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8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3/6/2025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Quote-with-Caption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7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8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3/6/2025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-Card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7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8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3/6/2025</text:date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Quote-Name-Card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7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8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ck to edit Master text styles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3/6/2025</text:date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7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8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3/6/2025</text:date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7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8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Click to edit Master title style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cond le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ifth le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3/6/2025</text:date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8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3/6/2025</text:date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ony frujin</meta:initial-creator>
    <dc:creator>tony frujin</dc:creator>
    <meta:creation-date>2025-03-06T09:09:15Z</meta:creation-date>
    <dc:date>2025-03-06T12:56:43Z</dc:date>
    <meta:template xlink:href="Facet" xlink:type="simple"/>
    <meta:editing-cycles>1</meta:editing-cycles>
    <meta:editing-duration>PT2622S</meta:editing-duration>
    <meta:document-statistic meta:paragraph-count="14" meta:word-count="101"/>
  </office:meta>
</office:document-meta>
</file>